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 fo:padding="0.0291in" fo:border-left="none" fo:border-right="none" fo:border-top="none" fo:border-bottom="0.0138in solid #000000" style:join-border="fals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paragraph-properties fo:text-align="justify" style:justify-single-word="false"/>
      <style:text-properties style:font-name="DejaVu Sans Mono"/>
    </style:style>
    <style:style style:name="P5" style:family="paragraph" style:parent-style-name="Text_20_body">
      <style:paragraph-properties fo:text-align="justify" style:justify-single-word="false"/>
      <style:text-properties style:font-name="DejaVu Sans Mono" fo:font-size="10pt" style:font-size-asian="10pt" style:font-size-complex="10pt"/>
    </style:style>
    <style:style style:name="P6" style:family="paragraph" style:parent-style-name="List_20_Contents">
      <style:paragraph-properties fo:text-align="justify" style:justify-single-word="false"/>
    </style:style>
    <style:style style:name="P7" style:family="paragraph" style:parent-style-name="Text_20_body" style:list-style-name="L1">
      <style:paragraph-properties fo:text-align="justify" style:justify-single-word="false"/>
    </style:style>
    <style:style style:name="P8" style:family="paragraph" style:parent-style-name="Text_20_body" style:list-style-name="L2">
      <style:paragraph-properties fo:text-align="justify" style:justify-single-word="false"/>
    </style:style>
    <style:style style:name="P9" style:family="paragraph" style:parent-style-name="Heading_20_1">
      <style:paragraph-properties fo:text-align="justify" style:justify-single-word="false"/>
    </style:style>
    <style:style style:name="P10" style:family="paragraph" style:parent-style-name="Heading_20_3">
      <style:paragraph-properties fo:text-align="justify" style:justify-single-word="false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 style:list-style-name="L3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Nimbus Roman No9 L" fo:font-size="12pt" style:font-size-asian="12pt" style:font-size-complex="12pt"/>
    </style:style>
    <style:style style:name="T4" style:family="text">
      <style:text-properties style:font-name="DejaVu Sans Mono"/>
    </style:style>
    <style:style style:name="T5" style:family="text">
      <style:text-properties style:font-name="DejaVu Sans Mono" fo:font-size="10pt" style:font-size-asian="10pt" style:font-size-complex="10pt"/>
    </style:style>
    <text:list-style style:name="L1">
      <text:list-level-style-bullet text:level="1" text:style-name="Bullet_20_Symbols" text:bullet-char="●">
        <style:list-level-properties text:space-before="0.1661in" text:min-label-width="0.25in"/>
        <style:text-properties style:font-name="StarSymbol"/>
      </text:list-level-style-bullet>
      <text:list-level-style-bullet text:level="2" text:style-name="Bullet_20_Symbols" text:bullet-char="○">
        <style:list-level-properties text:space-before="0.6661in" text:min-label-width="0.25in"/>
        <style:text-properties style:font-name="StarSymbol"/>
      </text:list-level-style-bullet>
      <text:list-level-style-bullet text:level="3" text:style-name="Bullet_20_Symbols" text:bullet-char="■">
        <style:list-level-properties text:space-before="1.1661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.6661in" text:min-label-width="0.25in"/>
        <style:text-properties style:font-name="StarSymbol"/>
      </text:list-level-style-bullet>
      <text:list-level-style-bullet text:level="5" text:style-name="Bullet_20_Symbols" text:bullet-char="○">
        <style:list-level-properties text:space-before="2.1661in" text:min-label-width="0.25in"/>
        <style:text-properties style:font-name="StarSymbol"/>
      </text:list-level-style-bullet>
      <text:list-level-style-bullet text:level="6" text:style-name="Bullet_20_Symbols" text:bullet-char="■">
        <style:list-level-properties text:space-before="2.6661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3.1661in" text:min-label-width="0.25in"/>
        <style:text-properties style:font-name="StarSymbol"/>
      </text:list-level-style-bullet>
      <text:list-level-style-bullet text:level="8" text:style-name="Bullet_20_Symbols" text:bullet-char="○">
        <style:list-level-properties text:space-before="3.6661in" text:min-label-width="0.25in"/>
        <style:text-properties style:font-name="StarSymbol"/>
      </text:list-level-style-bullet>
      <text:list-level-style-bullet text:level="9" text:style-name="Bullet_20_Symbols" text:bullet-char="■">
        <style:list-level-properties text:space-before="4.1661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4.6661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text:bullet-char="●">
        <style:list-level-properties text:space-before="0.1661in" text:min-label-width="0.25in"/>
        <style:text-properties style:font-name="StarSymbol"/>
      </text:list-level-style-bullet>
      <text:list-level-style-bullet text:level="2" text:style-name="Bullet_20_Symbols" text:bullet-char="○">
        <style:list-level-properties text:space-before="0.6661in" text:min-label-width="0.25in"/>
        <style:text-properties style:font-name="StarSymbol"/>
      </text:list-level-style-bullet>
      <text:list-level-style-bullet text:level="3" text:style-name="Bullet_20_Symbols" text:bullet-char="■">
        <style:list-level-properties text:space-before="1.1661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.6661in" text:min-label-width="0.25in"/>
        <style:text-properties style:font-name="StarSymbol"/>
      </text:list-level-style-bullet>
      <text:list-level-style-bullet text:level="5" text:style-name="Bullet_20_Symbols" text:bullet-char="○">
        <style:list-level-properties text:space-before="2.1661in" text:min-label-width="0.25in"/>
        <style:text-properties style:font-name="StarSymbol"/>
      </text:list-level-style-bullet>
      <text:list-level-style-bullet text:level="6" text:style-name="Bullet_20_Symbols" text:bullet-char="■">
        <style:list-level-properties text:space-before="2.6661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3.1661in" text:min-label-width="0.25in"/>
        <style:text-properties style:font-name="StarSymbol"/>
      </text:list-level-style-bullet>
      <text:list-level-style-bullet text:level="8" text:style-name="Bullet_20_Symbols" text:bullet-char="○">
        <style:list-level-properties text:space-before="3.6661in" text:min-label-width="0.25in"/>
        <style:text-properties style:font-name="StarSymbol"/>
      </text:list-level-style-bullet>
      <text:list-level-style-bullet text:level="9" text:style-name="Bullet_20_Symbols" text:bullet-char="■">
        <style:list-level-properties text:space-before="4.1661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4.6661in" text:min-label-width="0.25in"/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0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SEP #2: Rewriting of the Scilab function dassl to match ODE profile</text:h>
      <text:p text:style-name="P2"/>
      <text:p text:style-name="P1"/>
      <text:p text:style-name="P1">SEP: #2 </text:p>
      <text:p text:style-name="P1">Title: Rewriting of the Scilab function dassl to match ODE profile </text:p>
      <text:p text:style-name="P1">Version: 1,2</text:p>
      <text:p text:style-name="P1">Author: Sabine Gaüzère &lt;sabine.gauzere@inria.fr&gt; </text:p>
      <text:p text:style-name="P1">Review: Sylvestre Ledru &lt;sylvestre.ledru@inria.fr&gt; </text:p>
      <text:p text:style-name="P1">Commented: Serge Steer &lt;serge.steer@inria.fr&gt; ; Antoine Elias &lt;antoine.elias@inria.fr&gt; ; Habib </text:p>
      <text:p text:style-name="P1">Jreige &lt;habib.jreige@inria.fr &gt; </text:p>
      <text:p text:style-name="P1">State: Done </text:p>
      <text:p text:style-name="P1">Type: </text:p>
      <text:p text:style-name="P1">Scilab­Version: 5.1 </text:p>
      <text:p text:style-name="P1">Vote:"No: discussions and suggestions" </text:p>
      <text:p text:style-name="P1">Created: Tuesday, 04 June 2008 </text:p>
      <text:p text:style-name="P2"/>
      <text:p text:style-name="P1"/>
      <text:h text:style-name="P10" text:outline-level="3">Abstract</text:h>
      <text:p text:style-name="P1"/>
      <text:p text:style-name="P1"><text:tab/>This SEP proposes solutions for the rewriting of the Scilab function <text:span text:style-name="T1">dassl</text:span> to match <text:span text:style-name="T1">ode</text:span> profile.</text:p>
      <text:p text:style-name="P1"/>
      <text:h text:style-name="P10" text:outline-level="3">Rationale</text:h>
      <text:p text:style-name="P3"><text:tab/> <text:s text:c="7"/>In Scilab, in the module differential_equations, we have two functions <text:span text:style-name="T1">ode</text:span> and <text:span text:style-name="T1">dassl</text:span> which solve respectively « ordinary differential equations » and « <text:s text:c="2"/>differential algebraic equations ». We would like to rewrite <text:span text:style-name="T1">dassl</text:span> in order to have a similar call that of the function <text:span text:style-name="T1">ode</text:span>. This rewriting will especially allow to simplify the use of this function and to be more coherent with the function <text:span text:style-name="T1">ode</text:span>. In this aim we think about two solutions: </text:p>
      <text:list xml:id="list845708710959808255" text:style-name="L1">
        <text:list-item>
          <text:p text:style-name="P7">We can <text:s text:c="2"/>modify the native (C or fortran) source code in order to manage the new <text:s/>function <text:s text:c="3"/>profile. </text:p>
        </text:list-item>
      </text:list>
      <text:list xml:id="list3571414392260971724" text:style-name="L2">
        <text:list-item>
          <text:p text:style-name="P8">We can also create a new Scilab macro with the new profile (input and output arguments) which will call the actual native <text:span text:style-name="T1">dassl</text:span> function. </text:p>
        </text:list-item>
      </text:list>
      <text:p text:style-name="P3"><text:s text:c="8"/>After <text:s text:c="2"/>having <text:s text:c="2"/>looked <text:s text:c="2"/>the <text:s text:c="2"/>source <text:s text:c="2"/>code <text:s text:c="2"/>the <text:s text:c="2"/>first <text:s text:c="2"/>solution <text:s text:c="2"/>seems <text:s text:c="2"/>rather <text:s text:c="2"/>difficult <text:s text:c="2"/>to <text:s text:c="2"/>realize. Indeed, the function source code contains numerous routines with a lot of arguments. The second solution seems more realist. </text:p>
      <text:p text:style-name="P3"><text:s text:c="8"/>We choose for the function name dae for Differential Algebraic Equation. </text:p>
      <text:p text:style-name="P3"><text:s text:c="8"/>Always in a purpose of simplification and coherence, we decided to include also the function </text:p>
      <text:p text:style-name="P3"><text:span text:style-name="T1">dasrt</text:span> in the new macro <text:span text:style-name="T1">dae</text:span>. </text:p>
      <text:p text:style-name="P3"/>
      <text:p text:style-name="P3"><text:span text:style-name="T1">dassl</text:span> actual calling sequence </text:p>
      <text:p text:style-name="P3"><text:span text:style-name="T4"><text:tab/></text:span><text:span text:style-name="T5">[r [,hd]]=dassl(x0,t0,t [,atol,[rtol]],res [,jac] [,info] [,hd])</text:span> </text:p>
      <text:p text:style-name="P3"><text:span text:style-name="T1">dasrt</text:span> actual calling sequence </text:p>
      <text:p text:style-name="P4"><text:soft-page-break/><text:tab/><text:span text:style-name="T2">[r,nn,[,hd]]=dasrt(x0,t0,t[,atol,[rtol]],res[,jac],ng,surf[,info][,hd])</text:span> </text:p>
      <text:p text:style-name="P3"><text:span text:style-name="T1">ode</text:span> calling sequence </text:p>
      <text:p text:style-name="P4"><text:s text:c="2"/><text:span text:style-name="T2"><text:s text:c="4"/>y=ode(y0,t0,t,f) </text:span></text:p>
      <text:p text:style-name="P5"><text:s text:c="6"/>[y,w,iw]=ode([type],y0,t0,t [,rtol [,atol]],f [,jac] [,w,iw]) </text:p>
      <text:p text:style-name="P5"><text:s text:c="6"/>[y,rd,w,iw]=ode("root",y0,t0,t [,rtol [,atol]],f [,jac],ng,g [,w,iw]) </text:p>
      <text:p text:style-name="P5"><text:s text:c="6"/>y=ode("discrete",y0,k0,kvect,f) </text:p>
      <text:h text:style-name="P10" text:outline-level="3">Example Usage</text:h>
      <text:p text:style-name="P6"><text:span text:style-name="Teletype"><text:span text:style-name="T3">Function call by default. Some arguments will become optional with a value by default. </text:span></text:span></text:p>
      <text:p text:style-name="P6"><text:span text:style-name="Teletype"><text:span text:style-name="T2"><text:s text:c="5"/>[y]=dae(x0,t0,t,res) </text:span></text:span></text:p>
      <text:p text:style-name="P6"><text:span text:style-name="Teletype"><text:span text:style-name="T2"><text:s text:c="5"/>[y,nn]=dae(«root»,x0,t0,t,res,ng,surf) </text:span></text:span></text:p>
      <text:p text:style-name="P6"><text:span text:style-name="Teletype"><text:span text:style-name="T3">Function with optional arguments. The users can choose different values for the optional arguments. </text:span></text:span></text:p>
      <text:p text:style-name="P6"><text:span text:style-name="Teletype"><text:span text:style-name="T2"><text:s text:c="5"/>[y [,hd]]=dae(x0,t0,t [,rtol,[atol]],res [,jac] [,info] [,hd]) </text:span></text:span></text:p>
      <text:p text:style-name="P6"><text:span text:style-name="Teletype"><text:span text:style-name="T2"><text:s text:c="5"/>[y,nn[,hd]]=dae(«root»,x0,t0,t[,rtol,[atol]],res[,jac],ng,surf[,info] </text:span></text:span></text:p>
      <text:p text:style-name="P6"><text:span text:style-name="Teletype"><text:span text:style-name="T2"><text:s text:c="5"/>[,hd]) </text:span></text:span></text:p>
      <text:h text:style-name="P10" text:outline-level="3">Copyright</text:h>
      <text:p text:style-name="Standard"><text:tab/>This document has been placed in the public domain.</text:p>
      <text:h text:style-name="P10" text:outline-level="3">Changelog</text:h>
      <text:list xml:id="list7752338001578839688" text:style-name="L3">
        <text:list-item>
          <text:list>
            <text:list-item>
              <text:p text:style-name="P12">Sabine Gaüzère – Initial version</text:p>
            </text:list-item>
            <text:list-item>
              <text:p text:style-name="P12">Sabine Gaüzère – Misc modifications thanks to various input</text:p>
            </text:list-item>
            <text:list-item>
              <text:p text:style-name="P12">Sylvestre Ledru – Tag as Done</text:p>
            </text:list-item>
          </text:list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text-indent="0in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Teletype" style:family="text">
      <style:text-properties style:font-name="DejaVu Sans Mono1" style:font-name-asian="DejaVu Sans Mono1" style:font-name-complex="DejaVu Sans Mono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Unix OpenOffice.org_project/400m3$Build-9702</meta:generator>
    <meta:initial-creator>Sabine GAUZERE</meta:initial-creator>
    <meta:creation-date>2008-06-03T13:58:05</meta:creation-date>
    <dc:date>2013-09-03T09:52:31</dc:date>
    <meta:editing-cycles>38</meta:editing-cycles>
    <meta:editing-duration>PT16H29M25S</meta:editing-duration>
    <dc:creator>Eric Gallager</dc:creator>
    <meta:document-statistic meta:table-count="0" meta:image-count="0" meta:object-count="0" meta:page-count="2" meta:paragraph-count="46" meta:word-count="367" meta:character-count="2805"/>
    <meta:user-defined meta:name="Info 1"/>
    <meta:user-defined meta:name="Info 2"/>
    <meta:user-defined meta:name="Info 3"/>
    <meta:user-defined meta:name="Info 4"/>
  </office:meta>
</office:document-meta>
</file>